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ppressGAOptionHandler.answerSubnegotiation( int suboptionData [ ] , int suboption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pressGAOptionHandler.SuppressGAOption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pressGAOptionHandler.startSubnegotiationRemo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pressGAOptionHandler.startSubnegotiationLoc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pressGAOptionHandler.SuppressGAOptionHandler( boolean initlocal , boolean initremote , boolean acceptlocal , boolean accept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